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4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TruthTable" table:style-name="ta1" table:print="false">
        <table:table-column table:style-name="co1" table:number-columns-repeated="2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3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table:number-columns-repeated="2" office:value-type="string">
            <text:p>Not</text:p>
          </table:table-cell>
          <table:table-cell office:value-type="string">
            <text:p>or</text:p>
          </table:table-cell>
          <table:table-cell office:value-type="string">
            <text:p>and</text:p>
          </table:table-cell>
          <table:table-cell office:value-type="string">
            <text:p>Exclusive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or</text:p>
          </table:table-cell>
          <table:table-cell table:number-columns-repeated="2"/>
          <table:table-cell table:style-name="ce2" office:value-type="string">
            <text:p>DeMorgan's Law</text:p>
          </table:table-cell>
          <table:table-cell/>
          <table:table-cell table:style-name="ce2" office:value-type="string">
            <text:p>DeMorgan's Law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Boolean Statemen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!x</text:p>
          </table:table-cell>
          <table:table-cell office:value-type="string">
            <text:p>!y</text:p>
          </table:table-cell>
          <table:table-cell office:value-type="string">
            <text:p>x||y</text:p>
          </table:table-cell>
          <table:table-cell office:value-type="string">
            <text:p>x&amp;&amp;y</text:p>
          </table:table-cell>
          <table:table-cell office:value-type="string">
            <text:p>x^y</text:p>
          </table:table-cell>
          <table:table-cell office:value-type="string">
            <text:p>x^y^y</text:p>
          </table:table-cell>
          <table:table-cell office:value-type="string">
            <text:p>x^y^x</text:p>
          </table:table-cell>
          <table:table-cell office:value-type="string">
            <text:p>!(x||y)</text:p>
          </table:table-cell>
          <table:table-cell office:value-type="string">
            <text:p>!x&amp;&amp;!y</text:p>
          </table:table-cell>
          <table:table-cell office:value-type="string">
            <text:p>!(x&amp;&amp;y)</text:p>
          </table:table-cell>
          <table:table-cell office:value-type="string">
            <text:p>!x||!y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number-columns-repeated="2"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5" office:value-type="string">
            <text:p>F</text:p>
          </table:table-cell>
          <table:table-cell table:number-columns-repeated="4" office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1" table:number-rows-repeated="104856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coreGradeABCDF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Roster with Scores to Grad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90">
            <text:p>90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80">
            <text:p>8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70">
            <text:p>70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60">
            <text:p>60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1" office:value-type="string">
            <text:p>&lt;60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>
            <text:p>Student ID</text:p>
          </table:table-cell>
          <table:table-cell table:style-name="ce1" office:value-type="string">
            <text:p>Score</text:p>
          </table:table-cell>
          <table:table-cell office:value-type="string">
            <text:p>Gra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RAND()*50+50" office:value-type="float" office:value="59.2997495783493">
            <text:p>59</text:p>
          </table:table-cell>
          <table:table-cell table:formula="of:=IF([.D12]&gt;=[.$D$5];&quot;A&quot;;IF([.D12]&gt;=[.$D$6];&quot;B&quot;;IF([.D12]&gt;=[.$D$7];&quot;C&quot;;IF([.D12]&gt;=[.$D$8];&quot;D&quot;;&quot;F&quot;))))" office:value-type="string" office:string-value="F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RAND()*50+50" office:value-type="float" office:value="73.4376321779564">
            <text:p>73</text:p>
          </table:table-cell>
          <table:table-cell table:formula="of:=IF([.D13]&gt;=[.$D$5];&quot;A&quot;;IF([.D13]&gt;=[.$D$6];&quot;B&quot;;IF([.D13]&gt;=[.$D$7];&quot;C&quot;;IF([.D13]&gt;=[.$D$8];&quot;D&quot;;&quot;F&quot;))))" office:value-type="string" office:string-value="C">
            <text:p>C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RAND()*50+50" office:value-type="float" office:value="95.2924773213454">
            <text:p>95</text:p>
          </table:table-cell>
          <table:table-cell table:formula="of:=IF([.D14]&gt;=[.$D$5];&quot;A&quot;;IF([.D14]&gt;=[.$D$6];&quot;B&quot;;IF([.D14]&gt;=[.$D$7];&quot;C&quot;;IF([.D14]&gt;=[.$D$8];&quot;D&quot;;&quot;F&quot;))))" office:value-type="string" office:string-value="A">
            <text:p>A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RAND()*50+50" office:value-type="float" office:value="91.9085007044487">
            <text:p>92</text:p>
          </table:table-cell>
          <table:table-cell table:formula="of:=IF([.D15]&gt;=[.$D$5];&quot;A&quot;;IF([.D15]&gt;=[.$D$6];&quot;B&quot;;IF([.D15]&gt;=[.$D$7];&quot;C&quot;;IF([.D15]&gt;=[.$D$8];&quot;D&quot;;&quot;F&quot;))))" office:value-type="string" office:string-value="A">
            <text:p>A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RAND()*50+50" office:value-type="float" office:value="61.3147798343562">
            <text:p>61</text:p>
          </table:table-cell>
          <table:table-cell table:formula="of:=IF([.D16]&gt;=[.$D$5];&quot;A&quot;;IF([.D16]&gt;=[.$D$6];&quot;B&quot;;IF([.D16]&gt;=[.$D$7];&quot;C&quot;;IF([.D16]&gt;=[.$D$8];&quot;D&quot;;&quot;F&quot;))))" office:value-type="string" office:string-value="D">
            <text:p>D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RAND()*50+50" office:value-type="float" office:value="81.2948613776825">
            <text:p>81</text:p>
          </table:table-cell>
          <table:table-cell table:formula="of:=IF([.D17]&gt;=[.$D$5];&quot;A&quot;;IF([.D17]&gt;=[.$D$6];&quot;B&quot;;IF([.D17]&gt;=[.$D$7];&quot;C&quot;;IF([.D17]&gt;=[.$D$8];&quot;D&quot;;&quot;F&quot;))))" office:value-type="string" office:string-value="B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RAND()*50+50" office:value-type="float" office:value="84.459836978931">
            <text:p>84</text:p>
          </table:table-cell>
          <table:table-cell table:formula="of:=IF([.D18]&gt;=[.$D$5];&quot;A&quot;;IF([.D18]&gt;=[.$D$6];&quot;B&quot;;IF([.D18]&gt;=[.$D$7];&quot;C&quot;;IF([.D18]&gt;=[.$D$8];&quot;D&quot;;&quot;F&quot;))))" office:value-type="string" office:string-value="B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RAND()*50+50" office:value-type="float" office:value="76.3377034105361">
            <text:p>76</text:p>
          </table:table-cell>
          <table:table-cell table:formula="of:=IF([.D19]&gt;=[.$D$5];&quot;A&quot;;IF([.D19]&gt;=[.$D$6];&quot;B&quot;;IF([.D19]&gt;=[.$D$7];&quot;C&quot;;IF([.D19]&gt;=[.$D$8];&quot;D&quot;;&quot;F&quot;))))" office:value-type="string" office:string-value="C">
            <text:p>C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RAND()*50+50" office:value-type="float" office:value="69.3380969809368">
            <text:p>69</text:p>
          </table:table-cell>
          <table:table-cell table:formula="of:=IF([.D20]&gt;=[.$D$5];&quot;A&quot;;IF([.D20]&gt;=[.$D$6];&quot;B&quot;;IF([.D20]&gt;=[.$D$7];&quot;C&quot;;IF([.D20]&gt;=[.$D$8];&quot;D&quot;;&quot;F&quot;))))" office:value-type="string" office:string-value="D">
            <text:p>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RAND()*50+50" office:value-type="float" office:value="82.3951349593699">
            <text:p>82</text:p>
          </table:table-cell>
          <table:table-cell table:formula="of:=IF([.D21]&gt;=[.$D$5];&quot;A&quot;;IF([.D21]&gt;=[.$D$6];&quot;B&quot;;IF([.D21]&gt;=[.$D$7];&quot;C&quot;;IF([.D21]&gt;=[.$D$8];&quot;D&quot;;&quot;F&quot;))))" office:value-type="string" office:string-value="B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RAND()*50+50" office:value-type="float" office:value="79.9760152003728">
            <text:p>80</text:p>
          </table:table-cell>
          <table:table-cell table:formula="of:=IF([.D22]&gt;=[.$D$5];&quot;A&quot;;IF([.D22]&gt;=[.$D$6];&quot;B&quot;;IF([.D22]&gt;=[.$D$7];&quot;C&quot;;IF([.D22]&gt;=[.$D$8];&quot;D&quot;;&quot;F&quot;))))" office:value-type="string" office:string-value="C">
            <text:p>C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RAND()*50+50" office:value-type="float" office:value="93.8075015903451">
            <text:p>94</text:p>
          </table:table-cell>
          <table:table-cell table:formula="of:=IF([.D23]&gt;=[.$D$5];&quot;A&quot;;IF([.D23]&gt;=[.$D$6];&quot;B&quot;;IF([.D23]&gt;=[.$D$7];&quot;C&quot;;IF([.D23]&gt;=[.$D$8];&quot;D&quot;;&quot;F&quot;))))" office:value-type="string" office:string-value="A">
            <text:p>A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RAND()*50+50" office:value-type="float" office:value="51.8319296184927">
            <text:p>52</text:p>
          </table:table-cell>
          <table:table-cell table:formula="of:=IF([.D24]&gt;=[.$D$5];&quot;A&quot;;IF([.D24]&gt;=[.$D$6];&quot;B&quot;;IF([.D24]&gt;=[.$D$7];&quot;C&quot;;IF([.D24]&gt;=[.$D$8];&quot;D&quot;;&quot;F&quot;))))" office:value-type="string" office:string-value="F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RAND()*50+50" office:value-type="float" office:value="65.796421316918">
            <text:p>66</text:p>
          </table:table-cell>
          <table:table-cell table:formula="of:=IF([.D25]&gt;=[.$D$5];&quot;A&quot;;IF([.D25]&gt;=[.$D$6];&quot;B&quot;;IF([.D25]&gt;=[.$D$7];&quot;C&quot;;IF([.D25]&gt;=[.$D$8];&quot;D&quot;;&quot;F&quot;))))" office:value-type="string" office:string-value="D">
            <text:p>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RAND()*50+50" office:value-type="float" office:value="57.8325325623155">
            <text:p>58</text:p>
          </table:table-cell>
          <table:table-cell table:formula="of:=IF([.D26]&gt;=[.$D$5];&quot;A&quot;;IF([.D26]&gt;=[.$D$6];&quot;B&quot;;IF([.D26]&gt;=[.$D$7];&quot;C&quot;;IF([.D26]&gt;=[.$D$8];&quot;D&quot;;&quot;F&quot;))))" office:value-type="string" office:string-value="F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RAND()*50+50" office:value-type="float" office:value="59.0211071656086">
            <text:p>59</text:p>
          </table:table-cell>
          <table:table-cell table:formula="of:=IF([.D27]&gt;=[.$D$5];&quot;A&quot;;IF([.D27]&gt;=[.$D$6];&quot;B&quot;;IF([.D27]&gt;=[.$D$7];&quot;C&quot;;IF([.D27]&gt;=[.$D$8];&quot;D&quot;;&quot;F&quot;))))" office:value-type="string" office:string-value="F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RAND()*50+50" office:value-type="float" office:value="98.03685300285">
            <text:p>98</text:p>
          </table:table-cell>
          <table:table-cell table:formula="of:=IF([.D28]&gt;=[.$D$5];&quot;A&quot;;IF([.D28]&gt;=[.$D$6];&quot;B&quot;;IF([.D28]&gt;=[.$D$7];&quot;C&quot;;IF([.D28]&gt;=[.$D$8];&quot;D&quot;;&quot;F&quot;))))" office:value-type="string" office:string-value="A">
            <text:p>A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RAND()*50+50" office:value-type="float" office:value="73.3469464816153">
            <text:p>73</text:p>
          </table:table-cell>
          <table:table-cell table:formula="of:=IF([.D29]&gt;=[.$D$5];&quot;A&quot;;IF([.D29]&gt;=[.$D$6];&quot;B&quot;;IF([.D29]&gt;=[.$D$7];&quot;C&quot;;IF([.D29]&gt;=[.$D$8];&quot;D&quot;;&quot;F&quot;))))" office:value-type="string" office:string-value="C">
            <text:p>C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RAND()*50+50" office:value-type="float" office:value="88.3543287869543">
            <text:p>88</text:p>
          </table:table-cell>
          <table:table-cell table:formula="of:=IF([.D30]&gt;=[.$D$5];&quot;A&quot;;IF([.D30]&gt;=[.$D$6];&quot;B&quot;;IF([.D30]&gt;=[.$D$7];&quot;C&quot;;IF([.D30]&gt;=[.$D$8];&quot;D&quot;;&quot;F&quot;))))" office:value-type="string" office:string-value="B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RAND()*50+50" office:value-type="float" office:value="57.1061376249418">
            <text:p>57</text:p>
          </table:table-cell>
          <table:table-cell table:formula="of:=IF([.D31]&gt;=[.$D$5];&quot;A&quot;;IF([.D31]&gt;=[.$D$6];&quot;B&quot;;IF([.D31]&gt;=[.$D$7];&quot;C&quot;;IF([.D31]&gt;=[.$D$8];&quot;D&quot;;&quot;F&quot;))))" office:value-type="string" office:string-value="F">
            <text:p>F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1">01/11/2023</text:date>, <text:time>10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3-01-10T11:00:40.79</meta:creation-date>
    <dc:date>2023-01-11T10:33:04.82</dc:date>
    <dc:creator>Mark Lehr</dc:creator>
    <meta:editing-duration>PT6H36M43S</meta:editing-duration>
    <meta:editing-cycles>3</meta:editing-cycles>
    <meta:generator>OpenOffice/4.1.6$Win32 OpenOffice.org_project/416m1$Build-9790</meta:generator>
    <meta:document-statistic meta:table-count="2" meta:cell-count="152" meta:object-count="0"/>
  </office:meta>
</office:document-meta>
</file>